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3.8799in" table:align="left" fo:background-color="transparent">
        <style:background-image/>
      </style:table-properties>
    </style:style>
    <style:style style:name="Table1.A" style:family="table-column">
      <style:table-column-properties style:column-width="2.8785in"/>
    </style:style>
    <style:style style:name="Table1.B" style:family="table-column">
      <style:table-column-properties style:column-width="1.0014in"/>
    </style:style>
    <style:style style:name="Table1.1" style:family="table-row">
      <style:table-row-properties style:min-row-height="0.1875in" fo:background-color="transparent">
        <style:background-image/>
      </style:table-row-properties>
    </style:style>
    <style:style style:name="Table1.A1" style:family="table-cell">
      <style:table-cell-properties fo:background-color="#b4c7dc" fo:padding="0in" fo:border-left="0.05pt solid #000000" fo:border-right="none" fo:border-top="0.05pt solid #000000" fo:border-bottom="0.05pt solid #000000" style:writing-mode="page">
        <style:background-image/>
      </style:table-cell-properties>
    </style:style>
    <style:style style:name="Table1.B1" style:family="table-cell">
      <style:table-cell-properties fo:background-color="#b4c7dc" fo:padding="0in" fo:border="0.05pt solid #000000"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padding="0in" fo:border-left="0.05pt solid #000000" fo:border-right="none" fo:border-top="none" fo:border-bottom="0.05pt solid #000000" style:writing-mode="page"/>
    </style:style>
    <style:style style:name="Table1.B2" style:family="table-cell">
      <style:table-cell-properties fo:padding="0in" fo:border-left="0.05pt solid #000000" fo:border-right="0.05pt solid #000000" fo:border-top="none" fo:border-bottom="0.05pt solid #000000" style:writing-mode="page"/>
    </style:style>
    <style:style style:name="Table1.3" style:family="table-row">
      <style:table-row-properties fo:background-color="transparent">
        <style:background-image/>
      </style:table-row-properties>
    </style:style>
    <style:style style:name="Table1.A3" style:family="table-cell">
      <style:table-cell-properties fo:padding="0in" fo:border-left="0.05pt solid #000000" fo:border-right="none" fo:border-top="none" fo:border-bottom="0.05pt solid #000000" style:writing-mode="page"/>
    </style:style>
    <style:style style:name="Table1.B3" style:family="table-cell">
      <style:table-cell-properties fo:padding="0in" fo:border-left="0.05pt solid #000000" fo:border-right="0.05pt solid #000000" fo:border-top="none" fo:border-bottom="0.05pt solid #000000" style:writing-mode="page"/>
    </style:style>
    <style:style style:name="Table1.4" style:family="table-row">
      <style:table-row-properties fo:background-color="transparent">
        <style:background-image/>
      </style:table-row-properties>
    </style:style>
    <style:style style:name="Table1.A4" style:family="table-cell">
      <style:table-cell-properties fo:padding="0in" fo:border-left="0.05pt solid #000000" fo:border-right="none" fo:border-top="none" fo:border-bottom="0.05pt solid #000000" style:writing-mode="page"/>
    </style:style>
    <style:style style:name="Table1.B4" style:family="table-cell">
      <style:table-cell-properties fo:padding="0in" fo:border-left="0.05pt solid #000000" fo:border-right="0.05pt solid #000000" fo:border-top="none" fo:border-bottom="0.05pt solid #000000" style:writing-mode="page"/>
    </style:style>
    <style:style style:name="Table1.5" style:family="table-row">
      <style:table-row-properties fo:background-color="transparent">
        <style:background-image/>
      </style:table-row-properties>
    </style:style>
    <style:style style:name="Table1.A5" style:family="table-cell">
      <style:table-cell-properties fo:padding="0in" fo:border-left="0.05pt solid #000000" fo:border-right="none" fo:border-top="none" fo:border-bottom="0.05pt solid #000000" style:writing-mode="page"/>
    </style:style>
    <style:style style:name="Table1.B5" style:family="table-cell">
      <style:table-cell-properties fo:padding="0in" fo:border-left="0.05pt solid #000000" fo:border-right="0.05pt solid #000000" fo:border-top="none" fo:border-bottom="0.05pt solid #000000" style:writing-mode="page"/>
    </style:style>
    <style:style style:name="Table1.6" style:family="table-row">
      <style:table-row-properties fo:background-color="transparent">
        <style:background-image/>
      </style:table-row-properties>
    </style:style>
    <style:style style:name="Table1.A6" style:family="table-cell">
      <style:table-cell-properties fo:padding="0in" fo:border-left="0.05pt solid #000000" fo:border-right="none" fo:border-top="none" fo:border-bottom="0.05pt solid #000000" style:writing-mode="page"/>
    </style:style>
    <style:style style:name="Table1.B6" style:family="table-cell">
      <style:table-cell-properties fo:padding="0in" fo:border-left="0.05pt solid #000000" fo:border-right="0.05pt solid #000000" fo:border-top="none" fo:border-bottom="0.05pt solid #000000" style:writing-mode="page"/>
    </style:style>
    <style:style style:name="Table1.7" style:family="table-row">
      <style:table-row-properties fo:background-color="transparent">
        <style:background-image/>
      </style:table-row-properties>
    </style:style>
    <style:style style:name="Table1.A7" style:family="table-cell">
      <style:table-cell-properties fo:padding="0in" fo:border-left="0.05pt solid #000000" fo:border-right="none" fo:border-top="none" fo:border-bottom="0.05pt solid #000000" style:writing-mode="page"/>
    </style:style>
    <style:style style:name="Table1.B7" style:family="table-cell">
      <style:table-cell-properties fo:padding="0in" fo:border-left="0.05pt solid #000000" fo:border-right="0.05pt solid #000000" fo:border-top="none" fo:border-bottom="0.05pt solid #000000" style:writing-mode="page"/>
    </style:style>
    <style:style style:name="P1" style:family="paragraph" style:parent-style-name="Text_20_body">
      <style:text-properties officeooo:rsid="0023d139" officeooo:paragraph-rsid="0023d139" style:language-asian="ko" style:country-asian="KR"/>
    </style:style>
    <style:style style:name="P2" style:family="paragraph" style:parent-style-name="Text_20_body">
      <style:text-properties officeooo:paragraph-rsid="0023d139"/>
    </style:style>
    <style:style style:name="P3" style:family="paragraph" style:parent-style-name="Table_20_Contents">
      <style:text-properties officeooo:rsid="002d67b0" officeooo:paragraph-rsid="002d67b0" style:language-asian="ko" style:country-asian="KR"/>
    </style:style>
    <style:style style:name="P4" style:family="paragraph" style:parent-style-name="Text_20_body">
      <style:text-properties officeooo:rsid="0023d139" officeooo:paragraph-rsid="0023d139" style:language-asian="ko" style:country-asian="KR"/>
    </style:style>
    <style:style style:name="P5" style:family="paragraph" style:parent-style-name="Text_20_body">
      <style:text-properties officeooo:rsid="001a0b7e" officeooo:paragraph-rsid="001a0bc1" style:language-asian="ko" style:country-asian="KR"/>
    </style:style>
    <style:style style:name="P6" style:family="paragraph" style:parent-style-name="Text_20_body">
      <style:text-properties officeooo:rsid="001a0b7e" officeooo:paragraph-rsid="001a0b7e" style:language-asian="ko" style:country-asian="KR"/>
    </style:style>
    <style:style style:name="P7" style:family="paragraph" style:parent-style-name="Text_20_body">
      <style:text-properties officeooo:rsid="0020bf10" officeooo:paragraph-rsid="0023d139" style:language-asian="ko" style:country-asian="KR"/>
    </style:style>
    <style:style style:name="P8" style:family="paragraph" style:parent-style-name="Text_20_body">
      <style:text-properties officeooo:rsid="0020bf10" officeooo:paragraph-rsid="0020bf10" style:language-asian="ko" style:country-asian="KR"/>
    </style:style>
    <style:style style:name="P9" style:family="paragraph" style:parent-style-name="Text_20_body">
      <style:text-properties officeooo:rsid="00212745" officeooo:paragraph-rsid="0023d139" style:language-asian="ko" style:country-asian="KR"/>
    </style:style>
    <style:style style:name="P10" style:family="paragraph" style:parent-style-name="Text_20_body">
      <style:text-properties officeooo:rsid="00212745" officeooo:paragraph-rsid="00212745" style:language-asian="ko" style:country-asian="KR"/>
    </style:style>
    <style:style style:name="P11" style:family="paragraph" style:parent-style-name="Text_20_body">
      <style:text-properties officeooo:rsid="0023e360" officeooo:paragraph-rsid="0023e360" style:language-asian="ko" style:country-asian="KR"/>
    </style:style>
    <style:style style:name="P12" style:family="paragraph" style:parent-style-name="Text_20_body">
      <style:text-properties officeooo:rsid="0023e360" officeooo:paragraph-rsid="002d67b0" style:language-asian="ko" style:country-asian="KR"/>
    </style:style>
    <style:style style:name="P13" style:family="paragraph" style:parent-style-name="Text_20_body">
      <style:text-properties officeooo:rsid="0023e360" officeooo:paragraph-rsid="002e0909" style:language-asian="ko" style:country-asian="KR"/>
    </style:style>
    <style:style style:name="P14" style:family="paragraph" style:parent-style-name="Text_20_body">
      <style:text-properties officeooo:paragraph-rsid="002521ca" style:language-asian="ko" style:country-asian="KR"/>
    </style:style>
    <style:style style:name="P15" style:family="paragraph" style:parent-style-name="Text_20_body">
      <style:text-properties officeooo:rsid="00284e43" officeooo:paragraph-rsid="002d67b0" style:language-asian="ko" style:country-asian="KR"/>
    </style:style>
    <style:style style:name="P16" style:family="paragraph" style:parent-style-name="Text_20_body">
      <style:text-properties officeooo:rsid="001a0bc1" officeooo:paragraph-rsid="001a0bc1" style:language-asian="ko" style:country-asian="KR"/>
    </style:style>
    <style:style style:name="P17" style:family="paragraph" style:parent-style-name="Text_20_body">
      <style:text-properties officeooo:rsid="001a0bc1" officeooo:paragraph-rsid="001a352c" style:language-asian="ko" style:country-asian="KR"/>
    </style:style>
    <style:style style:name="P18" style:family="paragraph" style:parent-style-name="Text_20_body">
      <style:text-properties officeooo:rsid="001e3889" officeooo:paragraph-rsid="001e3889" style:language-asian="ko" style:country-asian="KR"/>
    </style:style>
    <style:style style:name="P19" style:family="paragraph" style:parent-style-name="Text_20_body">
      <style:text-properties officeooo:rsid="001f9177" officeooo:paragraph-rsid="001f9177" style:language-asian="ko" style:country-asian="KR"/>
    </style:style>
    <style:style style:name="P20" style:family="paragraph" style:parent-style-name="Text_20_body">
      <style:text-properties officeooo:rsid="001f9177" officeooo:paragraph-rsid="0020bf10" style:language-asian="ko" style:country-asian="KR"/>
    </style:style>
    <style:style style:name="P21" style:family="paragraph" style:parent-style-name="Text_20_body">
      <style:text-properties officeooo:rsid="002135c9" officeooo:paragraph-rsid="0023d139" style:language-asian="ko" style:country-asian="KR"/>
    </style:style>
    <style:style style:name="P22" style:family="paragraph" style:parent-style-name="Text_20_body">
      <style:text-properties officeooo:paragraph-rsid="0017d78f"/>
    </style:style>
    <style:style style:name="P23" style:family="paragraph" style:parent-style-name="Text_20_body">
      <style:text-properties officeooo:paragraph-rsid="0023d139"/>
    </style:style>
    <style:style style:name="P24" style:family="paragraph" style:parent-style-name="Text_20_body">
      <style:text-properties officeooo:paragraph-rsid="0026f4cd"/>
    </style:style>
    <style:style style:name="T1" style:family="text">
      <style:text-properties officeooo:rsid="0017d78f" style:language-asian="ko" style:country-asian="KR"/>
    </style:style>
    <style:style style:name="T2" style:family="text">
      <style:text-properties officeooo:rsid="001a0bc1" style:language-asian="ko" style:country-asian="KR"/>
    </style:style>
    <style:style style:name="T3" style:family="text">
      <style:text-properties officeooo:rsid="0020bf10" style:language-asian="ko" style:country-asian="KR"/>
    </style:style>
    <style:style style:name="T4" style:family="text">
      <style:text-properties officeooo:rsid="0023d139" style:language-asian="ko" style:country-asian="KR"/>
    </style:style>
    <style:style style:name="T5" style:family="text">
      <style:text-properties officeooo:rsid="0026f4cd" style:language-asian="ko" style:country-asian="KR"/>
    </style:style>
    <style:style style:name="T6" style:family="text">
      <style:text-properties officeooo:rsid="002a017e" style:language-asian="ko" style:country-asian="KR"/>
    </style:style>
    <style:style style:name="T7" style:family="text">
      <style:text-properties officeooo:rsid="002d67b0" style:language-asian="ko" style:country-asian="KR"/>
    </style:style>
    <style:style style:name="T8" style:family="text">
      <style:text-properties officeooo:rsid="00331447" style:language-asian="ko" style:country-asian="KR"/>
    </style:style>
    <style:style style:name="T9" style:family="text">
      <style:text-properties officeooo:rsid="001a352c"/>
    </style:style>
    <style:style style:name="T10" style:family="text">
      <style:text-properties officeooo:rsid="001ce826"/>
    </style:style>
    <style:style style:name="T11" style:family="text">
      <style:text-properties officeooo:rsid="0021568f"/>
    </style:style>
    <style:style style:name="T12" style:family="text">
      <style:text-properties officeooo:rsid="00224e4e"/>
    </style:style>
    <style:style style:name="T13" style:family="text">
      <style:text-properties officeooo:rsid="0023d139"/>
    </style:style>
    <style:style style:name="T14" style:family="text">
      <style:text-properties officeooo:rsid="0020bf10"/>
    </style:style>
    <style:style style:name="T15" style:family="text">
      <style:text-properties officeooo:rsid="002521ca"/>
    </style:style>
    <style:style style:name="T16" style:family="text">
      <style:text-properties officeooo:rsid="002a017e"/>
    </style:style>
    <style:style style:name="T17" style:family="text">
      <style:text-properties officeooo:rsid="002d67b0"/>
    </style:style>
    <style:style style:name="T18" style:family="text">
      <style:text-properties officeooo:rsid="00355260"/>
    </style:style>
    <style:style style:name="T19" style:family="text">
      <style:text-properties officeooo:rsid="003ca816"/>
    </style:style>
    <style:style style:name="T20" style:family="text">
      <style:text-properties officeooo:rsid="003e44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Summary</text:h>
      <text:p text:style-name="P1">This report aimed to find the best metric for estimating the quality of questions based on the problem statement of the NeurIPS competition. In preprocessing, the author added confidence, grouped, and dealt with N/A values. In ordering and evaluation, the author tried several metrics, including confidence <text:span text:style-name="T18">and </text:span>correct answer ratio. The results showed that the quality of the question is quite related to confidence and correct answer ratio, and their product metric produced the best results. </text:p>
      <text:h text:style-name="Heading_20_2" text:outline-level="2">Introduction</text:h>
      <text:p text:style-name="P1">This project was originated from NeurIPS competition, and SSU ML 2023 class. The problem ask us to answer ‘How much the problem is good?’. I tried to find the best metric for estimating the quality of questions.</text:p>
      <text:h text:style-name="Heading_20_2" text:outline-level="2">Methods</text:h>
      <text:p text:style-name="P14">In preprocessing, <text:span text:style-name="T15">I did 3 main things. Which are add confidence, grouping, and dealing with N/A. </text:span>I’ve joined ‘answer_metadata_task_3_4.csv’ <text:span text:style-name="T15">to data in order to use confidence metadata. After that, I grouped dataframe by QuestionId to estimate each question’s quality. Finally, I ha</text:span><text:span text:style-name="T18">d</text:span><text:span text:style-name="T15"> to deal with N/A value because some rows doesn’t have confidence data. In the first try, I just dropped all row which have N/A data because I thought it is not important. The result was quite poor because most of rows doesn’t have confidence metadata. After filling N/A values to mean value, good results are produced.</text:span></text:p>
      <text:p text:style-name="P24"><text:span text:style-name="T5">In ordering and evaluation, I’ve tried some basic orderings because review paper[ref] said there is no learning process in the 3 best submissions. Therefore i</text:span><text:span text:style-name="T4">t’s enough to find some metric that represent question’s quality. The metrics I’ve tried </text:span><text:span text:style-name="T6">and its result </text:span><text:span text:style-name="T4">are </text:span><text:span text:style-name="T7">described in later(Results section)</text:span><text:span text:style-name="T4">.</text:span></text:p>
      <text:p text:style-name="P11">All of my works are in GitHub(https://github.com/tuxedcat/question_quality_assessment).</text:p>
      <text:h text:style-name="Heading_20_2" text:outline-level="2">Results</text:h>
      <table:table table:name="Table1" table:style-name="Table1">
        <table:table-column table:style-name="Table1.A"/>
        <table:table-column table:style-name="Table1.B"/>
        <table:table-row table:style-name="Table1.1">
          <table:table-cell table:style-name="Table1.A1" office:value-type="string">
            <text:p text:style-name="P12"><text:span text:style-name="T17">Metric</text:span></text:p>
          </table:table-cell>
          <table:table-cell table:style-name="Table1.B1" office:value-type="string">
            <text:p text:style-name="P12"><text:span text:style-name="T17">evaluated</text:span></text:p>
          </table:table-cell>
        </table:table-row>
        <table:table-row table:style-name="Table1.2">
          <table:table-cell table:style-name="Table1.A2" office:value-type="string">
            <text:p text:style-name="P12"><text:span text:style-name="T14">Confidence ascending</text:span></text:p>
          </table:table-cell>
          <table:table-cell table:style-name="Table1.B2" office:value-type="string">
            <text:p text:style-name="P3">0.76</text:p>
          </table:table-cell>
        </table:table-row>
        <table:table-row table:style-name="Table1.2">
          <table:table-cell table:style-name="Table1.A3" office:value-type="string">
            <text:p text:style-name="P12"><text:span text:style-name="T16">Confidence </text:span>descending</text:p>
          </table:table-cell>
          <table:table-cell table:style-name="Table1.B3" office:value-type="string">
            <text:p text:style-name="P3">0.36</text:p>
          </table:table-cell>
        </table:table-row>
        <table:table-row table:style-name="Table1.2">
          <table:table-cell table:style-name="Table1.A2" office:value-type="string">
            <text:p text:style-name="P12"><text:span text:style-name="T14">Correct answer ratio ascending</text:span></text:p>
          </table:table-cell>
          <table:table-cell table:style-name="Table1.B4" office:value-type="string">
            <text:p text:style-name="P3">0.76</text:p>
          </table:table-cell>
        </table:table-row>
        <table:table-row table:style-name="Table1.2">
          <table:table-cell table:style-name="Table1.A3" office:value-type="string">
            <text:p text:style-name="P12"><text:span text:style-name="T16">Correct answer ratio </text:span>descending</text:p>
          </table:table-cell>
          <table:table-cell table:style-name="Table1.B5" office:value-type="string">
            <text:p text:style-name="P3">0.44</text:p>
          </table:table-cell>
        </table:table-row>
        <table:table-row table:style-name="Table1.2">
          <table:table-cell table:style-name="Table1.A6" office:value-type="string">
            <text:p text:style-name="P15"><text:span text:style-name="T16">Confidence </text:span><text:span text:style-name="T17">* </text:span><text:span text:style-name="T16">CorrectRatio </text:span><text:span text:style-name="T17">ascending</text:span></text:p>
          </table:table-cell>
          <table:table-cell table:style-name="Table1.B6" office:value-type="string">
            <text:p text:style-name="P3">0.8</text:p>
          </table:table-cell>
        </table:table-row>
        <table:table-row table:style-name="Table1.2">
          <table:table-cell table:style-name="Table1.A7" office:value-type="string">
            <text:p text:style-name="P15"><text:span text:style-name="T16">Confidence </text:span><text:span text:style-name="T17">* </text:span><text:span text:style-name="T16">CorrectRatio </text:span><text:span text:style-name="T17">descendin</text:span><text:span text:style-name="T20">g</text:span></text:p>
          </table:table-cell>
          <table:table-cell table:style-name="Table1.B7" office:value-type="string">
            <text:p text:style-name="P3">0.4</text:p>
          </table:table-cell>
        </table:table-row>
      </table:table>
      <text:h text:style-name="Heading_20_2" text:outline-level="2"><text:soft-page-break/>Discussion</text:h>
      <text:p text:style-name="P13">In this work, <text:span text:style-name="T16">I found that quality of question is quite related to confidence </text:span><text:span text:style-name="T17">and correct answer ratio. Both lower confidence and lower correct answer ratio is better than higher one. Hence, I tried to multiply them, and it worked!</text:span></text:p>
      <text:h text:style-name="Heading_20_2" text:outline-level="2">Conclusion</text:h>
      <text:p text:style-name="P2">In conclusion, this report presents a comprehensive methodology for estimating the quality of questions using several metrics. The results showed that the product of confidence and correct answer ratio produces the best estimate of question quality. These findings have practical implications for question quality assessment in various domains, including education, online forums, and question-answering platforms. Future work can extend this methodology by <text:span text:style-name="T8">(cross-)entropy, </text:span>incorporating additional features and employing more sophisticated machine learning algorithms. </text:p>
      <text:p text:style-name="P1"/>
      <text:h text:style-name="Heading_20_2" text:outline-level="2">References</text:h>
      <text:p text:style-name="P1"><text:a xlink:type="simple" xlink:href="https://proceedings.mlr.press/v133/wang21a.html" text:style-name="Internet_20_link" text:visited-style-name="Visited_20_Internet_20_Link">https://proceedings.mlr.press/v133/wang21a.html</text:a><text:line-break/><text:a xlink:type="simple" xlink:href="https://pandas.pydata.org/docs/" text:style-name="Internet_20_link" text:visited-style-name="Visited_20_Internet_20_Link">https://pandas.pydata.org/docs/</text:a></text:p>
      <text:p text:style-name="P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6">No explicit supervision label =&gt; Unsupervised Learning</text:p>
      <text:p text:style-name="P5">KNN? Autoencoder? There are not so many methods in unsupervised learning.<text:span text:style-name="T2"/></text:p>
      <text:p text:style-name="P16">From the result analysis paper, no machine learning component used in Task3. </text:p>
      <text:p text:style-name="P17">There is some critical criteri<text:span text:style-name="T10">a</text:span><text:span text:style-name="T9">s(metrics?)</text:span> which is entropy and confidence.</text:p>
      <text:p text:style-name="P16">Proposing new insight in this term project might be great, but I tried to implement the best solutions as of now.</text:p>
      <text:p text:style-name="P16"/>
      <text:p text:style-name="P6"/>
      <text:p text:style-name="P6">A few “Golden rules” of quality</text:p>
      <text:p text:style-name="P6">question design have been identified by one of the domain experts, Craig Barton, high-quality questions should</text:p>
      <text:p text:style-name="P6">• be clear and unambiguous;</text:p>
      <text:p text:style-name="P6">• test a single skill/concept;</text:p>
      <text:p text:style-name="P6">• allow students to be able to answer them in less than 10 seconds;</text:p>
      <text:p text:style-name="P6">• have carefully designed answer choices such that one can easily identify the miscon-</text:p>
      <text:p text:style-name="P6">ceptions from each incorrect answer choices;</text:p>
      <text:p text:style-name="P6">• be challenging to answer for students with key misconceptions that the questions</text:p>
      <text:p text:style-name="P6">intend to identify.</text:p>
      <text:p text:style-name="P16"/>
      <text:p text:style-name="P16"/>
      <text:p text:style-name="P18">To use metadata: pandas dataframe join operation!</text:p>
      <text:p text:style-name="P18">Similar to database =&gt; easy to use</text:p>
      <text:p text:style-name="P18"/>
      <text:p text:style-name="P19">Completion of evaluate function:</text:p>
      <text:p text:style-name="P19"><text:soft-page-break/>I didn’t used averaged preference value (=eval_validation['score'],eval_test[‘score’]) since it is different to contest’s actual evaluation metric. Instead, I counted the matched selections for each expert and divide it by total count to get match ratio.</text:p>
      <text:p text:style-name="P20"/>
      <text:p text:style-name="P8">Confidence descending: 0.4, 0.44</text:p>
      <text:p text:style-name="P8">Expected 0.8 because it performed 0.8 in contest, but not works in this data.</text:p>
      <text:p text:style-name="P8"/>
      <text:p text:style-name="P8">Confidence ascending: 0.84, 0.6</text:p>
      <text:p text:style-name="P8">I believe harder question is good problem. So I ordered problems confidence ascending.</text:p>
      <text:p text:style-name="P8"/>
      <text:p text:style-name="P7">Correct answer ratio ascending: <text:span text:style-name="T11">0.</text:span><text:span text:style-name="T13">8</text:span>, <text:span text:style-name="T11">0.</text:span><text:span text:style-name="T13">56</text:span></text:p>
      <text:p text:style-name="P7">I believe harder question is good problem. So I ordered problems Correct answer <text:s/>ascending.</text:p>
      <text:p text:style-name="P8"/>
      <text:p text:style-name="P10">Low correct ratio &amp;&amp; high confidence: <text:span text:style-name="T12">0.84, 0.56</text:span></text:p>
      <text:p text:style-name="P10"/>
      <text:p text:style-name="P21">Observation</text:p>
      <text:p text:style-name="P21">after dropna, <text:span text:style-name="T13">poor result</text:span></text:p>
      <text:p text:style-name="P1">=&gt; use fillna with mean value</text:p>
      <text:p text:style-name="P1"/>
      <text:p text:style-name="P7"/>
      <text:p text:style-name="P7">Confidence ascending: 0.<text:span text:style-name="T13">76</text:span>, 0.<text:span text:style-name="T13">8</text:span></text:p>
      <text:p text:style-name="P7">I believe harder question is good problem. So I ordered problems confidence ascending.</text:p>
      <text:p text:style-name="P7"/>
      <text:p text:style-name="P7">Confidence descending: 0.<text:span text:style-name="T13">36</text:span>, 0.4</text:p>
      <text:p text:style-name="P7">Expected 0.8 because it performed 0.8 in contest, but not works in this data.<text:span text:style-name="T3"/></text:p>
      <text:p text:style-name="P7"/>
      <text:p text:style-name="P7">Correct answer ratio ascending: <text:span text:style-name="T11">0.</text:span><text:span text:style-name="T12">76</text:span>, <text:span text:style-name="T11">0.</text:span><text:span text:style-name="T12">64</text:span></text:p>
      <text:p text:style-name="P7">I believe harder question is good problem. So I ordered problems Correct answer <text:s/>ascending.</text:p>
      <text:p text:style-name="P7"/>
      <text:p text:style-name="P7">Correct answer ratio <text:span text:style-name="T13">des</text:span>cending: <text:span text:style-name="T11">0.</text:span><text:span text:style-name="T13">44</text:span>, <text:span text:style-name="T11">0.</text:span><text:span text:style-name="T13">44</text:span></text:p>
      <text:p text:style-name="P7"><text:soft-page-break/>I believe harder question is good problem. So I ordered problems Correct answer <text:s/>ascending.</text:p>
      <text:p text:style-name="P7"/>
      <text:p text:style-name="P9"><text:span text:style-name="T17">Correct answer ratio * </text:span>confidence <text:span text:style-name="T17">ascending </text:span>: <text:span text:style-name="T12">0.8, 0.</text:span><text:span text:style-name="T17">7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4T06:19:16.547000000</meta:creation-date>
    <dc:date>2023-05-10T02:00:07.384000000</dc:date>
    <meta:editing-duration>PT22H29M28S</meta:editing-duration>
    <meta:editing-cycles>38</meta:editing-cycles>
    <meta:generator>LibreOffice/7.5.2.2$Windows_X86_64 LibreOffice_project/53bb9681a964705cf672590721dbc85eb4d0c3a2</meta:generator>
    <meta:document-statistic meta:table-count="1" meta:image-count="0" meta:object-count="0" meta:page-count="5" meta:paragraph-count="66" meta:word-count="768" meta:character-count="5125" meta:non-whitespace-character-count="4417"/>
  </office:meta>
</office:document-meta>
</file>